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e3a13" officeooo:paragraph-rsid="000e3a13"/>
    </style:style>
    <style:style style:name="P2" style:family="paragraph" style:parent-style-name="Standard">
      <style:paragraph-properties fo:text-align="justify" style:justify-single-word="false"/>
      <style:text-properties officeooo:rsid="000e3a13" officeooo:paragraph-rsid="000e3a13"/>
    </style:style>
    <style:style style:name="P3" style:family="paragraph" style:parent-style-name="Standard">
      <style:paragraph-properties fo:text-align="justify" style:justify-single-word="false"/>
      <style:text-properties officeooo:rsid="000e3a13" officeooo:paragraph-rsid="01022b37"/>
    </style:style>
    <style:style style:name="P4" style:family="paragraph" style:parent-style-name="Standard">
      <style:paragraph-properties fo:text-align="justify" style:justify-single-word="false"/>
      <style:text-properties officeooo:rsid="000e3a13" officeooo:paragraph-rsid="017a3bd5"/>
    </style:style>
    <style:style style:name="P5" style:family="paragraph" style:parent-style-name="Standard">
      <style:paragraph-properties fo:text-align="justify" style:justify-single-word="false"/>
      <style:text-properties officeooo:rsid="000e3a13" officeooo:paragraph-rsid="00104f9b"/>
    </style:style>
    <style:style style:name="P6" style:family="paragraph" style:parent-style-name="Standard">
      <style:paragraph-properties fo:text-align="justify" style:justify-single-word="false"/>
      <style:text-properties officeooo:rsid="000e3a13" officeooo:paragraph-rsid="00c06f26"/>
    </style:style>
    <style:style style:name="P7" style:family="paragraph" style:parent-style-name="Standard">
      <style:paragraph-properties fo:text-align="justify" style:justify-single-word="false"/>
      <style:text-properties officeooo:rsid="000e3a13" officeooo:paragraph-rsid="01aa2b4f"/>
    </style:style>
    <style:style style:name="P8" style:family="paragraph" style:parent-style-name="Standard">
      <style:paragraph-properties fo:text-align="justify" style:justify-single-word="false"/>
      <style:text-properties officeooo:rsid="00142b44" officeooo:paragraph-rsid="00142b44"/>
    </style:style>
    <style:style style:name="P9" style:family="paragraph" style:parent-style-name="Standard">
      <style:paragraph-properties fo:text-align="justify" style:justify-single-word="false"/>
      <style:text-properties officeooo:rsid="0018e456" officeooo:paragraph-rsid="0018e456"/>
    </style:style>
    <style:style style:name="P10" style:family="paragraph" style:parent-style-name="Standard">
      <style:paragraph-properties fo:text-align="justify" style:justify-single-word="false"/>
      <style:text-properties officeooo:rsid="0018e456" officeooo:paragraph-rsid="00178ea3"/>
    </style:style>
    <style:style style:name="P11" style:family="paragraph" style:parent-style-name="Standard">
      <style:paragraph-properties fo:text-align="justify" style:justify-single-word="false"/>
      <style:text-properties officeooo:rsid="001ab430" officeooo:paragraph-rsid="001ab430"/>
    </style:style>
    <style:style style:name="P12" style:family="paragraph" style:parent-style-name="Standard">
      <style:paragraph-properties fo:text-align="justify" style:justify-single-word="false"/>
      <style:text-properties officeooo:rsid="00266e74" officeooo:paragraph-rsid="00266e74"/>
    </style:style>
    <style:style style:name="P13" style:family="paragraph" style:parent-style-name="Standard">
      <style:paragraph-properties fo:text-align="justify" style:justify-single-word="false"/>
      <style:text-properties officeooo:rsid="002b3b4e" officeooo:paragraph-rsid="002b3b4e"/>
    </style:style>
    <style:style style:name="P14" style:family="paragraph" style:parent-style-name="Standard">
      <style:paragraph-properties fo:text-align="justify" style:justify-single-word="false"/>
      <style:text-properties officeooo:rsid="002d7e49" officeooo:paragraph-rsid="002b3b4e"/>
    </style:style>
    <style:style style:name="P15" style:family="paragraph" style:parent-style-name="Standard">
      <style:paragraph-properties fo:text-align="justify" style:justify-single-word="false"/>
      <style:text-properties officeooo:rsid="002f5ff9" officeooo:paragraph-rsid="002f5ff9"/>
    </style:style>
    <style:style style:name="P16" style:family="paragraph" style:parent-style-name="Standard">
      <style:paragraph-properties fo:text-align="justify" style:justify-single-word="false"/>
      <style:text-properties officeooo:rsid="002f5ff9" officeooo:paragraph-rsid="007b00aa"/>
    </style:style>
    <style:style style:name="P17" style:family="paragraph" style:parent-style-name="Standard">
      <style:paragraph-properties fo:text-align="justify" style:justify-single-word="false"/>
      <style:text-properties officeooo:rsid="002f5ff9" officeooo:paragraph-rsid="01269a59"/>
    </style:style>
    <style:style style:name="P18" style:family="paragraph" style:parent-style-name="Standard">
      <style:paragraph-properties fo:text-align="justify" style:justify-single-word="false"/>
      <style:text-properties officeooo:rsid="0031158b" officeooo:paragraph-rsid="0031158b"/>
    </style:style>
    <style:style style:name="P19" style:family="paragraph" style:parent-style-name="Standard">
      <style:paragraph-properties fo:text-align="justify" style:justify-single-word="false"/>
      <style:text-properties officeooo:rsid="0031158b" officeooo:paragraph-rsid="0097f150"/>
    </style:style>
    <style:style style:name="P20" style:family="paragraph" style:parent-style-name="Standard">
      <style:paragraph-properties fo:text-align="justify" style:justify-single-word="false"/>
      <style:text-properties officeooo:rsid="0031158b" officeooo:paragraph-rsid="00afd4ea"/>
    </style:style>
    <style:style style:name="P21" style:family="paragraph" style:parent-style-name="Standard">
      <style:paragraph-properties fo:text-align="justify" style:justify-single-word="false"/>
      <style:text-properties officeooo:rsid="003857d7" officeooo:paragraph-rsid="003857d7"/>
    </style:style>
    <style:style style:name="P22" style:family="paragraph" style:parent-style-name="Standard">
      <style:paragraph-properties fo:text-align="justify" style:justify-single-word="false"/>
      <style:text-properties officeooo:rsid="003e2ea2" officeooo:paragraph-rsid="003e2ea2"/>
    </style:style>
    <style:style style:name="P23" style:family="paragraph" style:parent-style-name="Standard">
      <style:paragraph-properties fo:text-align="justify" style:justify-single-word="false"/>
      <style:text-properties officeooo:rsid="003eae94" officeooo:paragraph-rsid="003eae94"/>
    </style:style>
    <style:style style:name="P24" style:family="paragraph" style:parent-style-name="Standard">
      <style:paragraph-properties fo:text-align="justify" style:justify-single-word="false"/>
      <style:text-properties officeooo:rsid="003f98f4" officeooo:paragraph-rsid="003f98f4"/>
    </style:style>
    <style:style style:name="P25" style:family="paragraph" style:parent-style-name="Standard">
      <style:paragraph-properties fo:text-align="justify" style:justify-single-word="false"/>
      <style:text-properties fo:font-weight="bold" officeooo:rsid="003857d7" officeooo:paragraph-rsid="003857d7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weight="bold" officeooo:rsid="003f98f4" officeooo:paragraph-rsid="003f98f4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weight="bold" officeooo:rsid="004eb55c" officeooo:paragraph-rsid="004eb55c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weight="bold" officeooo:rsid="006e8726" officeooo:paragraph-rsid="006e8726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weight="bold" officeooo:rsid="00759a41" officeooo:paragraph-rsid="00759a41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weight="bold" officeooo:rsid="0092e075" officeooo:paragraph-rsid="0092e075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weight="bold" officeooo:rsid="00be92ea" officeooo:paragraph-rsid="00be92ea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officeooo:rsid="0045a549" officeooo:paragraph-rsid="0045a549"/>
    </style:style>
    <style:style style:name="P33" style:family="paragraph" style:parent-style-name="Standard">
      <style:paragraph-properties fo:text-align="justify" style:justify-single-word="false"/>
      <style:text-properties officeooo:rsid="0048de3d" officeooo:paragraph-rsid="0048de3d"/>
    </style:style>
    <style:style style:name="P34" style:family="paragraph" style:parent-style-name="Standard">
      <style:paragraph-properties fo:text-align="justify" style:justify-single-word="false"/>
      <style:text-properties officeooo:rsid="004b351f" officeooo:paragraph-rsid="004b351f"/>
    </style:style>
    <style:style style:name="P35" style:family="paragraph" style:parent-style-name="Standard">
      <style:paragraph-properties fo:text-align="justify" style:justify-single-word="false"/>
      <style:text-properties officeooo:rsid="004b351f" officeooo:paragraph-rsid="011785e1"/>
    </style:style>
    <style:style style:name="P36" style:family="paragraph" style:parent-style-name="Standard">
      <style:paragraph-properties fo:text-align="justify" style:justify-single-word="false"/>
      <style:text-properties officeooo:rsid="004eb55c" officeooo:paragraph-rsid="004eb55c"/>
    </style:style>
    <style:style style:name="P37" style:family="paragraph" style:parent-style-name="Standard">
      <style:paragraph-properties fo:text-align="justify" style:justify-single-word="false"/>
      <style:text-properties officeooo:rsid="004eb55c" officeooo:paragraph-rsid="006abc64"/>
    </style:style>
    <style:style style:name="P38" style:family="paragraph" style:parent-style-name="Standard">
      <style:paragraph-properties fo:text-align="justify" style:justify-single-word="false"/>
      <style:text-properties officeooo:rsid="0056970c" officeooo:paragraph-rsid="0056970c"/>
    </style:style>
    <style:style style:name="P39" style:family="paragraph" style:parent-style-name="Standard">
      <style:paragraph-properties fo:text-align="justify" style:justify-single-word="false"/>
      <style:text-properties officeooo:rsid="005ae53f" officeooo:paragraph-rsid="005ae53f"/>
    </style:style>
    <style:style style:name="P40" style:family="paragraph" style:parent-style-name="Standard">
      <style:paragraph-properties fo:text-align="justify" style:justify-single-word="false"/>
      <style:text-properties officeooo:rsid="00655efc" officeooo:paragraph-rsid="00655efc"/>
    </style:style>
    <style:style style:name="P41" style:family="paragraph" style:parent-style-name="Standard">
      <style:paragraph-properties fo:text-align="justify" style:justify-single-word="false"/>
      <style:text-properties officeooo:rsid="006cb346" officeooo:paragraph-rsid="006cb346"/>
    </style:style>
    <style:style style:name="P42" style:family="paragraph" style:parent-style-name="Standard">
      <style:paragraph-properties fo:text-align="justify" style:justify-single-word="false"/>
      <style:text-properties officeooo:rsid="006e8726" officeooo:paragraph-rsid="006e8726"/>
    </style:style>
    <style:style style:name="P43" style:family="paragraph" style:parent-style-name="Standard">
      <style:paragraph-properties fo:text-align="justify" style:justify-single-word="false"/>
      <style:text-properties officeooo:rsid="006e8726" officeooo:paragraph-rsid="00730fc3"/>
    </style:style>
    <style:style style:name="P44" style:family="paragraph" style:parent-style-name="Standard">
      <style:paragraph-properties fo:text-align="justify" style:justify-single-word="false"/>
      <style:text-properties officeooo:rsid="00730fc3" officeooo:paragraph-rsid="00730fc3"/>
    </style:style>
    <style:style style:name="P45" style:family="paragraph" style:parent-style-name="Standard">
      <style:paragraph-properties fo:text-align="justify" style:justify-single-word="false"/>
      <style:text-properties officeooo:rsid="00736418" officeooo:paragraph-rsid="0097f150"/>
    </style:style>
    <style:style style:name="P46" style:family="paragraph" style:parent-style-name="Standard">
      <style:paragraph-properties fo:text-align="justify" style:justify-single-word="false"/>
      <style:text-properties officeooo:rsid="0077e5ee" officeooo:paragraph-rsid="0077e5ee"/>
    </style:style>
    <style:style style:name="P47" style:family="paragraph" style:parent-style-name="Standard">
      <style:paragraph-properties fo:text-align="justify" style:justify-single-word="false"/>
      <style:text-properties officeooo:rsid="007b00aa" officeooo:paragraph-rsid="007b00aa"/>
    </style:style>
    <style:style style:name="P48" style:family="paragraph" style:parent-style-name="Standard">
      <style:paragraph-properties fo:text-align="justify" style:justify-single-word="false"/>
      <style:text-properties officeooo:rsid="008032be" officeooo:paragraph-rsid="008032be"/>
    </style:style>
    <style:style style:name="P49" style:family="paragraph" style:parent-style-name="Standard">
      <style:paragraph-properties fo:text-align="justify" style:justify-single-word="false"/>
      <style:text-properties officeooo:rsid="008d7170" officeooo:paragraph-rsid="00a6082d"/>
    </style:style>
    <style:style style:name="P50" style:family="paragraph" style:parent-style-name="Standard">
      <style:paragraph-properties fo:text-align="justify" style:justify-single-word="false"/>
      <style:text-properties officeooo:rsid="008f3df4" officeooo:paragraph-rsid="008f3df4"/>
    </style:style>
    <style:style style:name="P51" style:family="paragraph" style:parent-style-name="Standard">
      <style:paragraph-properties fo:text-align="justify" style:justify-single-word="false"/>
      <style:text-properties officeooo:rsid="0092e075" officeooo:paragraph-rsid="0092e075"/>
    </style:style>
    <style:style style:name="P52" style:family="paragraph" style:parent-style-name="Standard">
      <style:paragraph-properties fo:text-align="justify" style:justify-single-word="false"/>
      <style:text-properties officeooo:rsid="009c1789" officeooo:paragraph-rsid="003eae94"/>
    </style:style>
    <style:style style:name="P53" style:family="paragraph" style:parent-style-name="Standard">
      <style:paragraph-properties fo:text-align="justify" style:justify-single-word="false"/>
      <style:text-properties officeooo:rsid="00a9755a" officeooo:paragraph-rsid="00a6082d"/>
    </style:style>
    <style:style style:name="P54" style:family="paragraph" style:parent-style-name="Standard">
      <style:paragraph-properties fo:text-align="justify" style:justify-single-word="false"/>
      <style:text-properties officeooo:rsid="00ab1c00" officeooo:paragraph-rsid="00ab1c00"/>
    </style:style>
    <style:style style:name="P55" style:family="paragraph" style:parent-style-name="Standard">
      <style:paragraph-properties fo:text-align="justify" style:justify-single-word="false"/>
      <style:text-properties officeooo:rsid="00ba54aa" officeooo:paragraph-rsid="00ba54aa"/>
    </style:style>
    <style:style style:name="P56" style:family="paragraph" style:parent-style-name="Standard">
      <style:paragraph-properties fo:text-align="justify" style:justify-single-word="false"/>
      <style:text-properties officeooo:rsid="00be92ea" officeooo:paragraph-rsid="00be92ea"/>
    </style:style>
    <style:style style:name="P57" style:family="paragraph" style:parent-style-name="Standard">
      <style:paragraph-properties fo:text-align="justify" style:justify-single-word="false"/>
      <style:text-properties officeooo:rsid="00cbe59e" officeooo:paragraph-rsid="00cbe59e"/>
    </style:style>
    <style:style style:name="P58" style:family="paragraph" style:parent-style-name="Standard">
      <style:paragraph-properties fo:text-align="justify" style:justify-single-word="false"/>
      <style:text-properties officeooo:rsid="00d4ea61" officeooo:paragraph-rsid="00d4ea61"/>
    </style:style>
    <style:style style:name="P59" style:family="paragraph" style:parent-style-name="Standard">
      <style:paragraph-properties fo:text-align="justify" style:justify-single-word="false"/>
      <style:text-properties officeooo:rsid="00d61eb0" officeooo:paragraph-rsid="00d61eb0"/>
    </style:style>
    <style:style style:name="P60" style:family="paragraph" style:parent-style-name="Standard">
      <style:paragraph-properties fo:text-align="justify" style:justify-single-word="false"/>
      <style:text-properties officeooo:rsid="00e08a81" officeooo:paragraph-rsid="00e08a81"/>
    </style:style>
    <style:style style:name="P61" style:family="paragraph" style:parent-style-name="Standard">
      <style:paragraph-properties fo:text-align="justify" style:justify-single-word="false"/>
      <style:text-properties officeooo:rsid="00e87231" officeooo:paragraph-rsid="00e87231"/>
    </style:style>
    <style:style style:name="P62" style:family="paragraph" style:parent-style-name="Standard">
      <style:paragraph-properties fo:text-align="justify" style:justify-single-word="false"/>
      <style:text-properties officeooo:rsid="00e87231" officeooo:paragraph-rsid="00e5e4a4"/>
    </style:style>
    <style:style style:name="P63" style:family="paragraph" style:parent-style-name="Standard">
      <style:paragraph-properties fo:text-align="justify" style:justify-single-word="false"/>
      <style:text-properties officeooo:rsid="00ef6032" officeooo:paragraph-rsid="00ef6032"/>
    </style:style>
    <style:style style:name="P64" style:family="paragraph" style:parent-style-name="Standard">
      <style:paragraph-properties fo:text-align="justify" style:justify-single-word="false"/>
      <style:text-properties officeooo:rsid="0119a906" officeooo:paragraph-rsid="0119a906"/>
    </style:style>
    <style:style style:name="P65" style:family="paragraph" style:parent-style-name="Standard">
      <style:paragraph-properties fo:text-align="justify" style:justify-single-word="false"/>
      <style:text-properties style:font-name="Liberation Serif1" fo:font-size="12pt" officeooo:rsid="002f5ff9" officeooo:paragraph-rsid="002f5ff9" style:font-size-asian="12pt" style:font-size-complex="12pt"/>
    </style:style>
    <style:style style:name="P66" style:family="paragraph" style:parent-style-name="Standard">
      <style:paragraph-properties fo:text-align="justify" style:justify-single-word="false"/>
      <style:text-properties officeooo:rsid="01303781" officeooo:paragraph-rsid="01303781"/>
    </style:style>
    <style:style style:name="P67" style:family="paragraph" style:parent-style-name="Standard">
      <style:paragraph-properties fo:text-align="justify" style:justify-single-word="false"/>
      <style:text-properties officeooo:rsid="0133ccbb" officeooo:paragraph-rsid="0133ccbb"/>
    </style:style>
    <style:style style:name="P68" style:family="paragraph" style:parent-style-name="Standard">
      <style:paragraph-properties fo:text-align="justify" style:justify-single-word="false"/>
      <style:text-properties officeooo:rsid="00a05a5d" officeooo:paragraph-rsid="014da35e"/>
    </style:style>
    <style:style style:name="P69" style:family="paragraph" style:parent-style-name="Standard">
      <style:paragraph-properties fo:text-align="justify" style:justify-single-word="false"/>
      <style:text-properties officeooo:rsid="00b1ac8b" officeooo:paragraph-rsid="014e3341"/>
    </style:style>
    <style:style style:name="P70" style:family="paragraph" style:parent-style-name="Standard">
      <style:paragraph-properties fo:text-align="justify" style:justify-single-word="false"/>
      <style:text-properties officeooo:rsid="00d350d7" officeooo:paragraph-rsid="00d350d7"/>
    </style:style>
    <style:style style:name="P71" style:family="paragraph" style:parent-style-name="Standard">
      <style:paragraph-properties fo:text-align="justify" style:justify-single-word="false"/>
      <style:text-properties officeooo:rsid="00d25b5e" officeooo:paragraph-rsid="00be92ea"/>
    </style:style>
    <style:style style:name="P72" style:family="paragraph" style:parent-style-name="Standard">
      <style:paragraph-properties fo:text-align="justify" style:justify-single-word="false"/>
      <style:text-properties officeooo:rsid="00cf83c4" officeooo:paragraph-rsid="00cf83c4"/>
    </style:style>
    <style:style style:name="P73" style:family="paragraph" style:parent-style-name="Standard">
      <style:paragraph-properties fo:text-align="justify" style:justify-single-word="false"/>
      <style:text-properties officeooo:rsid="013b5f4e" officeooo:paragraph-rsid="00e5e4a4"/>
    </style:style>
    <style:style style:name="P74" style:family="paragraph" style:parent-style-name="Standard">
      <style:paragraph-properties fo:text-align="justify" style:justify-single-word="false"/>
      <style:text-properties officeooo:rsid="0184b315" officeooo:paragraph-rsid="0184b315"/>
    </style:style>
    <style:style style:name="P75" style:family="paragraph" style:parent-style-name="Standard">
      <style:paragraph-properties fo:text-align="justify" style:justify-single-word="false"/>
      <style:text-properties officeooo:rsid="0054145c" officeooo:paragraph-rsid="00530ba2"/>
    </style:style>
    <style:style style:name="P76" style:family="paragraph" style:parent-style-name="Standard">
      <style:paragraph-properties fo:text-align="justify" style:justify-single-word="false"/>
      <style:text-properties officeooo:rsid="01935897" officeooo:paragraph-rsid="01935897"/>
    </style:style>
    <style:style style:name="P77" style:family="paragraph" style:parent-style-name="Standard">
      <style:paragraph-properties fo:text-align="justify" style:justify-single-word="false"/>
      <style:text-properties officeooo:rsid="01938b96" officeooo:paragraph-rsid="01938b96"/>
    </style:style>
    <style:style style:name="P78" style:family="paragraph" style:parent-style-name="Standard">
      <style:paragraph-properties fo:text-align="justify" style:justify-single-word="false"/>
      <style:text-properties officeooo:rsid="01942ae5" officeooo:paragraph-rsid="01942ae5"/>
    </style:style>
    <style:style style:name="P79" style:family="paragraph" style:parent-style-name="Standard">
      <style:paragraph-properties fo:text-align="justify" style:justify-single-word="false"/>
      <style:text-properties officeooo:rsid="019535da" officeooo:paragraph-rsid="019535da"/>
    </style:style>
    <style:style style:name="P80" style:family="paragraph" style:parent-style-name="Standard">
      <style:paragraph-properties fo:text-align="justify" style:justify-single-word="false"/>
      <style:text-properties officeooo:rsid="01a0d52e" officeooo:paragraph-rsid="01a0d52e"/>
    </style:style>
    <style:style style:name="P81" style:family="paragraph" style:parent-style-name="Standard">
      <style:paragraph-properties fo:text-align="justify" style:justify-single-word="false"/>
      <style:text-properties officeooo:rsid="01617b71" officeooo:paragraph-rsid="01617b71"/>
    </style:style>
    <style:style style:name="P82" style:family="paragraph" style:parent-style-name="Standard">
      <style:paragraph-properties fo:text-align="justify" style:justify-single-word="false"/>
      <style:text-properties officeooo:rsid="01a3f6c3" officeooo:paragraph-rsid="01a3f6c3"/>
    </style:style>
    <style:style style:name="P83" style:family="paragraph" style:parent-style-name="Standard">
      <style:paragraph-properties fo:text-align="justify" style:justify-single-word="false"/>
      <style:text-properties officeooo:rsid="01a5957e" officeooo:paragraph-rsid="01a5957e"/>
    </style:style>
    <style:style style:name="P84" style:family="paragraph" style:parent-style-name="Standard">
      <style:paragraph-properties fo:text-align="justify" style:justify-single-word="false"/>
      <style:text-properties officeooo:rsid="01a6bfbe" officeooo:paragraph-rsid="01a6bfbe"/>
    </style:style>
    <style:style style:name="P85" style:family="paragraph" style:parent-style-name="Heading_20_1">
      <style:text-properties officeooo:rsid="01061d9d" officeooo:paragraph-rsid="01061d9d"/>
    </style:style>
    <style:style style:name="P86" style:family="paragraph" style:parent-style-name="Standard" style:list-style-name="L1">
      <style:paragraph-properties fo:text-align="justify" style:justify-single-word="false"/>
      <style:text-properties officeooo:rsid="000e3a13" officeooo:paragraph-rsid="01aa2b4f"/>
    </style:style>
    <style:style style:name="T1" style:family="text">
      <style:text-properties officeooo:rsid="0018fe31"/>
    </style:style>
    <style:style style:name="T2" style:family="text">
      <style:text-properties officeooo:rsid="0045adb0"/>
    </style:style>
    <style:style style:name="T3" style:family="text">
      <style:text-properties officeooo:rsid="0049d912"/>
    </style:style>
    <style:style style:name="T4" style:family="text">
      <style:text-properties officeooo:rsid="004cec4a"/>
    </style:style>
    <style:style style:name="T5" style:family="text">
      <style:text-properties officeooo:rsid="005dd18a"/>
    </style:style>
    <style:style style:name="T6" style:family="text">
      <style:text-properties officeooo:rsid="00673020"/>
    </style:style>
    <style:style style:name="T7" style:family="text">
      <style:text-properties officeooo:rsid="0078c19e"/>
    </style:style>
    <style:style style:name="T8" style:family="text">
      <style:text-properties officeooo:rsid="0085e8a3"/>
    </style:style>
    <style:style style:name="T9" style:family="text">
      <style:text-properties officeooo:rsid="009e8fa8"/>
    </style:style>
    <style:style style:name="T10" style:family="text">
      <style:text-properties officeooo:rsid="00a1470d"/>
    </style:style>
    <style:style style:name="T11" style:family="text">
      <style:text-properties officeooo:rsid="00b549de"/>
    </style:style>
    <style:style style:name="T12" style:family="text">
      <style:text-properties officeooo:rsid="00d7cf6b"/>
    </style:style>
    <style:style style:name="T13" style:family="text">
      <style:text-properties officeooo:rsid="00dfcef6"/>
    </style:style>
    <style:style style:name="T14" style:family="text">
      <style:text-properties officeooo:rsid="010d0813"/>
    </style:style>
    <style:style style:name="T15" style:family="text">
      <style:text-properties officeooo:rsid="010f8788"/>
    </style:style>
    <style:style style:name="T16" style:family="text">
      <style:text-properties officeooo:rsid="01132e35"/>
    </style:style>
    <style:style style:name="T17" style:family="text">
      <style:text-properties officeooo:rsid="011b0a53"/>
    </style:style>
    <style:style style:name="T18" style:family="text">
      <style:text-properties officeooo:rsid="011fa235"/>
    </style:style>
    <style:style style:name="T19" style:family="text">
      <style:text-properties officeooo:rsid="012139cf"/>
    </style:style>
    <style:style style:name="T20" style:family="text">
      <style:text-properties officeooo:rsid="012ba88f"/>
    </style:style>
    <style:style style:name="T21" style:family="text">
      <style:text-properties officeooo:rsid="013082f9"/>
    </style:style>
    <style:style style:name="T22" style:family="text">
      <style:text-properties officeooo:rsid="0137b0d8"/>
    </style:style>
    <style:style style:name="T23" style:family="text">
      <style:text-properties officeooo:rsid="01397dcf"/>
    </style:style>
    <style:style style:name="T24" style:family="text">
      <style:text-properties officeooo:rsid="013f26ce"/>
    </style:style>
    <style:style style:name="T25" style:family="text">
      <style:text-properties officeooo:rsid="01406d6b"/>
    </style:style>
    <style:style style:name="T26" style:family="text">
      <style:text-properties officeooo:rsid="0149c63c"/>
    </style:style>
    <style:style style:name="T27" style:family="text">
      <style:text-properties officeooo:rsid="014ae697"/>
    </style:style>
    <style:style style:name="T28" style:family="text">
      <style:text-properties officeooo:rsid="014cedaf"/>
    </style:style>
    <style:style style:name="T29" style:family="text">
      <style:text-properties officeooo:rsid="014fbf37"/>
    </style:style>
    <style:style style:name="T30" style:family="text">
      <style:text-properties officeooo:rsid="01518f3c"/>
    </style:style>
    <style:style style:name="T31" style:family="text">
      <style:text-properties officeooo:rsid="0152ef4b"/>
    </style:style>
    <style:style style:name="T32" style:family="text">
      <style:text-properties officeooo:rsid="0153fbd9"/>
    </style:style>
    <style:style style:name="T33" style:family="text">
      <style:text-properties officeooo:rsid="0155d477"/>
    </style:style>
    <style:style style:name="T34" style:family="text">
      <style:text-properties officeooo:rsid="015b1cca"/>
    </style:style>
    <style:style style:name="T35" style:family="text">
      <style:text-properties officeooo:rsid="015c41c2"/>
    </style:style>
    <style:style style:name="T36" style:family="text">
      <style:text-properties officeooo:rsid="0160ad49"/>
    </style:style>
    <style:style style:name="T37" style:family="text">
      <style:text-properties officeooo:rsid="0160f5c2"/>
    </style:style>
    <style:style style:name="T38" style:family="text">
      <style:text-properties officeooo:rsid="016b6e8e"/>
    </style:style>
    <style:style style:name="T39" style:family="text">
      <style:text-properties officeooo:rsid="017bd344"/>
    </style:style>
    <style:style style:name="T40" style:family="text">
      <style:text-properties officeooo:rsid="018d6b6b"/>
    </style:style>
    <style:style style:name="T41" style:family="text">
      <style:text-properties officeooo:rsid="003857d7"/>
    </style:style>
    <style:style style:name="T42" style:family="text">
      <style:text-properties officeooo:rsid="01935e19"/>
    </style:style>
    <style:style style:name="T43" style:family="text">
      <style:text-properties officeooo:rsid="01955260"/>
    </style:style>
    <style:style style:name="T44" style:family="text">
      <style:text-properties officeooo:rsid="01970fbc"/>
    </style:style>
    <style:style style:name="T45" style:family="text">
      <style:text-properties officeooo:rsid="0199eee7"/>
    </style:style>
    <style:style style:name="T46" style:family="text">
      <style:text-properties officeooo:rsid="019a6d9f"/>
    </style:style>
    <style:style style:name="T47" style:family="text">
      <style:text-properties officeooo:rsid="019b7c7a"/>
    </style:style>
    <style:style style:name="T48" style:family="text">
      <style:text-properties officeooo:rsid="019bca73"/>
    </style:style>
    <style:style style:name="T49" style:family="text">
      <style:text-properties officeooo:rsid="019cdf14"/>
    </style:style>
    <style:style style:name="T50" style:family="text">
      <style:text-properties officeooo:rsid="019fbccd"/>
    </style:style>
    <style:style style:name="T51" style:family="text">
      <style:text-properties officeooo:rsid="01a22837"/>
    </style:style>
    <style:style style:name="T52" style:family="text">
      <style:text-properties officeooo:rsid="01a79ddc"/>
    </style:style>
    <style:style style:name="T53" style:family="text">
      <style:text-properties officeooo:rsid="01ad1e7f"/>
    </style:style>
    <style:style style:name="T54" style:family="text">
      <style:text-properties officeooo:rsid="01aefd4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Questionnaire</text:p>
      <text:p text:style-name="P1"/>
      <text:h text:style-name="Heading_20_1" text:outline-level="1">A propos de vous</text:h>
      <text:p text:style-name="P5"/>
      <text:p text:style-name="P8">Quel âge avez vous ?</text:p>
      <text:p text:style-name="P10">Réponse : Catégorie d’âge (à partir de la distribution. -30 ans, …. 35, 40, 45, …. +65)</text:p>
      <text:p text:style-name="P8"/>
      <text:p text:style-name="P74">Sexe ?</text:p>
      <text:p text:style-name="P74">Réponse : Femme, Homme, Autre</text:p>
      <text:p text:style-name="P8"/>
      <text:p text:style-name="P8">Où habitez-vous ? <text:span text:style-name="T24">(taille de la ville)</text:span></text:p>
      <text:p text:style-name="P9">Réponse : <text:span text:style-name="T1">ville, agglomération, campagne</text:span></text:p>
      <text:p text:style-name="P9"/>
      <text:p text:style-name="P11">Quel est le plus haut degré de formation atteint ?</text:p>
      <text:p text:style-name="P11">Réponse : <text:span text:style-name="T25">obligatoire</text:span>, <text:span text:style-name="T25">postobligatoire, CFC, diplôme/brevet fédéral, HES/université (Doctorat)</text:span></text:p>
      <text:p text:style-name="P11"/>
      <text:p text:style-name="P12">Où vous situez-vous politiquement ?</text:p>
      <text:p text:style-name="P12">Réponse : très à gauche, gauche, centre-gauche, centre, centre-droite, droite, très à droite</text:p>
      <text:p text:style-name="P11"/>
      <text:h text:style-name="Heading_20_1" text:outline-level="1">Représentation de l’école</text:h>
      <text:p text:style-name="P14"/>
      <text:p text:style-name="P25">Traditionnaliste :</text:p>
      <text:p text:style-name="P21"/>
      <text:p text:style-name="Standard"><text:span text:style-name="T41">Il est </text:span><text:span text:style-name="T40">souhaitable</text:span><text:span text:style-name="T41"> de classer les élèves en fonction de leurs compétences, leurs talents et leurs </text:span>mérites</text:p>
      <text:p text:style-name="Standard"/>
      <text:p text:style-name="Standard">L’école doit concentrer ses efforts sur les fondamentaux : savoir lire, écrire et compter</text:p>
      <text:p text:style-name="Standard"/>
      <text:p text:style-name="P22">Seule une note peut évaluer objectivement <text:span text:style-name="T3">et égalitairement</text:span> le travail d’un élève. </text:p>
      <text:p text:style-name="P23"/>
      <text:p text:style-name="P32"><text:span text:style-name="T2">Un</text:span> système <text:span text:style-name="T2">scolaire à plusieurs voies (ex : VG, VB à l’école obligatoire) est égalitaire : chaque élève a la même chance que son voisin d’accéder à la plus élevée.</text:span></text:p>
      <text:p text:style-name="P52"/>
      <text:p text:style-name="P23"/>
      <text:p text:style-name="P26">Néolibérale :</text:p>
      <text:p text:style-name="P24"/>
      <text:p text:style-name="P33">Les programmes scolaires doivent suivre les besoins de l’économie</text:p>
      <text:p text:style-name="P33"/>
      <text:p text:style-name="P34">L’<text:span text:style-name="T4">école est le bon endroit pour se confronter tôt à la compétition de la vie professionnelle</text:span></text:p>
      <text:p text:style-name="P34"/>
      <text:p text:style-name="P76">Au XXIème siècle, les élèves gagneraient à étudier l’économie et l’informatique plutôt que les langues anciennes et la philosophie</text:p>
      <text:p text:style-name="P35"/>
      <text:p text:style-name="P64">L’école devrait valoriser les compétences <text:span text:style-name="T17">de savoir-être (tels que </text:span><text:span text:style-name="T42">la </text:span><text:span text:style-name="T17">rigueur, </text:span><text:span text:style-name="T42">la </text:span><text:span text:style-name="T17">gestion du stress, </text:span><text:span text:style-name="T42">l’empathie</text:span><text:span text:style-name="T17"> ou </text:span><text:span text:style-name="T42">le </text:span><text:span text:style-name="T17">leadership)</text:span></text:p>
      <text:p text:style-name="P34"/>
      <text:p text:style-name="P27"><text:soft-page-break/>Autoréalisatrice :</text:p>
      <text:p text:style-name="P36"/>
      <text:p text:style-name="P77">Il est essentiel que l’école donne aux élèves la confiance nécessaire pour se réaliser en tant que personne</text:p>
      <text:p text:style-name="P75"/>
      <text:p text:style-name="P38">Un enseignant doit prendre en considération les besoins de chaque élève <text:span text:style-name="T5">individuellement</text:span></text:p>
      <text:p text:style-name="P38"/>
      <text:p text:style-name="P78">La musique et le dessin devraient avoir la même importance disciplinaire que les mathématiques et le français</text:p>
      <text:p text:style-name="P38"/>
      <text:p text:style-name="P79">Il est inutile de faire apprendre aux élèves des savoirs qui n’ont pas de sens pour eux</text:p>
      <text:p text:style-name="P37"/>
      <text:p text:style-name="P27">Emancipatrice :</text:p>
      <text:p text:style-name="P33"/>
      <text:p text:style-name="P39"><text:span text:style-name="T26">Le rôle </text:span><text:span text:style-name="T43">principal</text:span><text:span text:style-name="T26"> de l</text:span>’école <text:span text:style-name="T44">est de former</text:span> des citoyens actifs et aptes à affronter <text:span text:style-name="T44">collectivement </text:span>les défis sociétaux</text:p>
      <text:p text:style-name="P39"/>
      <text:p text:style-name="P40">Il ne faut pas sélectionner les élèves et les placer dans des voies <text:span text:style-name="T27">puisque</text:span> les élèves plus avancés <text:span text:style-name="T6">aident ceux qui le sont moins à construire de nouvelles compétences. </text:span></text:p>
      <text:p text:style-name="P40"/>
      <text:p text:style-name="P41">L’école est le creuset d’une formation où les élèves collaborent et construisent ensemble<text:span text:style-name="T18">s</text:span> des nouveaux savoirs. </text:p>
      <text:p text:style-name="P65"/>
      <text:p text:style-name="P65"><text:span text:style-name="T19">L</text:span>a classe <text:span text:style-name="T45">devrait être</text:span><text:span text:style-name="T19"> </text:span>un collectif qui implique tous les élèves dans une aventure commune <text:span text:style-name="T46">et dont le fonctionnement <text:s/>permet à chacun de progresser</text:span></text:p>
      <text:p text:style-name="P65"/>
      <text:p text:style-name="P65"/>
      <text:p text:style-name="P29">Questions économiques placées dans le rôle de l’école</text:p>
      <text:p text:style-name="P15"/>
      <text:p text:style-name="P46">L’école obligatoire est financée à 100 % par l’État. Il en devrait être de même pour toutes les filières de formation supérieures (écoles professionnelles, <text:span text:style-name="T7">gymnases, universités)</text:span></text:p>
      <text:p text:style-name="P15"/>
      <text:p text:style-name="P47">La situation socio-économique des parents <text:span text:style-name="T28">a une influence importante </text:span><text:span text:style-name="T53">sur</text:span><text:span text:style-name="T28"> la réussite du cursus scolaire de </text:span><text:span text:style-name="T54">leurs</text:span><text:span text:style-name="T28"> enfants</text:span></text:p>
      <text:p text:style-name="P16"/>
      <text:p text:style-name="P17"/>
      <text:h text:style-name="Heading_20_1" text:outline-level="1">Représentation de la durabilité</text:h>
      <text:p text:style-name="Text_20_body"/>
      <text:p text:style-name="P30">Perception de l’urgence climatique</text:p>
      <text:p text:style-name="P51"/>
      <text:p text:style-name="P45">Il n’y a pas d’urgence <text:span text:style-name="T20">climatique</text:span>, <text:span text:style-name="T8">les modifications du climat observées sont d’origine naturelle</text:span></text:p>
      <text:p text:style-name="P19"/>
      <text:p text:style-name="P68">Le marché du carbone (<text:span text:style-name="T10">bourse de quotas de carbone ou GES équivalent carbone</text:span>) <text:span text:style-name="T10">permet de réguler la production mondiale de GES (Gaz à Effet de Serre). </text:span></text:p>
      <text:p text:style-name="P20"/>
      <text:p text:style-name="P69"><text:span text:style-name="T47">C’est en priorité les très gros émetteurs de gazs à effet de serre (GES) qui devraient apporter des changements dans leur politique. </text:span><text:span text:style-name="T48">De part sa petite taille, </text:span><text:span text:style-name="T49">il est inutile que</text:span><text:span text:style-name="T48"> </text:span><text:span text:style-name="T29">la Suisse </text:span><text:span text:style-name="T49">réduise unilatéralement ses émissions.</text:span></text:p>
      <text:p text:style-name="P18"/>
      <text:p text:style-name="P66"><text:soft-page-break/>Les différents rapports <text:span text:style-name="T21">du Groupe d’experts intergouvernemental sur l’évolution du climat (GIEC) sont une base scientifique pour justifier la déclaration de l’urgence climatique.</text:span></text:p>
      <text:p text:style-name="P18"/>
      <text:p text:style-name="P28">Durabilité faible</text:p>
      <text:p text:style-name="P42"/>
      <text:p text:style-name="P44">Le développement durable <text:span text:style-name="T31">(« croissance écologiste » comme l’a définie Emmanuel Macron)</text:span> est une solution <text:span text:style-name="T30">pertinente</text:span> à la crise climatique</text:p>
      <text:p text:style-name="P43"/>
      <text:p text:style-name="P48">L’innovation et la technologie permett<text:span text:style-name="T32">ro</text:span>nt de répondre aux enjeux climatiques</text:p>
      <text:p text:style-name="P48"/>
      <text:p text:style-name="P49">Il est possible de répondre à la crise climatique avec le principe incitatif du pollueur-payeur (taxes). </text:p>
      <text:p text:style-name="P53"/>
      <text:p text:style-name="P54"><text:span text:style-name="T11">L</text:span>’économie <text:span text:style-name="T11">de marché</text:span> <text:span text:style-name="T33">intègre </text:span><text:span text:style-name="T50">déjà </text:span><text:span text:style-name="T33">suffisamment</text:span> <text:span text:style-name="T33">les</text:span> enjeux de durabilité</text:p>
      <text:p text:style-name="P42"/>
      <text:p text:style-name="P42"/>
      <text:p text:style-name="P28">Durabilité forte</text:p>
      <text:p text:style-name="P18"/>
      <text:p text:style-name="P50"><text:span text:style-name="T34">Seul</text:span> un changement de paradigme <text:span text:style-name="T9">sociétal, économique et politique</text:span> <text:span text:style-name="T34">permettra de</text:span> répondre à la crise climatique</text:p>
      <text:p text:style-name="P50"/>
      <text:p text:style-name="P55">La décroissance est <text:span text:style-name="T35">une</text:span> réponse <text:span text:style-name="T35">pertinente</text:span> aux enjeux de durabilité</text:p>
      <text:p text:style-name="P55"/>
      <text:p text:style-name="P67">Le capitalisme est <text:span text:style-name="T22">à </text:span>l’origine de la crise climatique</text:p>
      <text:p text:style-name="P67"/>
      <text:p text:style-name="P80">Seule une révolution politique pourra maintenir la pérennité de notre environnement</text:p>
      <text:p text:style-name="P13"/>
      <text:h text:style-name="Heading_20_1" text:outline-level="1">Représentation du numérique</text:h>
      <text:p text:style-name="P6"/>
      <text:p text:style-name="P31">Techno<text:span text:style-name="T37">-scientifique</text:span></text:p>
      <text:p text:style-name="P56"/>
      <text:p text:style-name="P57"><text:span text:style-name="T23">L’éducation numérique c’est d’enseigner</text:span> comment fonctionne <text:span text:style-name="T36">un système informatique</text:span></text:p>
      <text:p text:style-name="P71"/>
      <text:p text:style-name="P70">Connaître les dernières innovations technologiques permet d’avoir un avantage dans la vie professionnelle</text:p>
      <text:p text:style-name="P70"/>
      <text:p text:style-name="P81">L’école devrait enseigner à tous les élèves <text:span text:style-name="T51">un langage de</text:span> programmation <text:span text:style-name="T51">informatique</text:span></text:p>
      <text:p text:style-name="P81"/>
      <text:p text:style-name="P82">L’informatique est une science qui devrait être enseignée au même titre que la physique ou la biologie</text:p>
      <text:p text:style-name="P56"/>
      <text:p text:style-name="P31">Socio-culturelle</text:p>
      <text:p text:style-name="P56"/>
      <text:p text:style-name="P56">C’est le rôle l’école de sensibiliser les élèves à l’influence du numérique sur nos sociétés. </text:p>
      <text:p text:style-name="P56"/>
      <text:p text:style-name="P60"><text:span text:style-name="T38">C’est à l’école que les élèves doivent apprendre que l</text:span>’intelligence artificielle peut permettre d’influencer une opinion.</text:p>
      <text:p text:style-name="P58"/>
      <text:p text:style-name="P59">La culture numérique (vidéo, jeux, etc..) <text:span text:style-name="T12">a sa place dans l’Histoire de l’Art.</text:span></text:p>
      <text:p text:style-name="P56"/>
      <text:p text:style-name="P83">L’école doit sensibiliser les élèves aux risques liés à l’usage intensif des écrans</text:p>
      <text:p text:style-name="P56"><text:soft-page-break/></text:p>
      <text:p text:style-name="P31">Applicati<text:span text:style-name="T13">f</text:span></text:p>
      <text:p text:style-name="P2"/>
      <text:p text:style-name="P72">L’école doit enseigner aux élèves à choisir et utiliser adéquatement les applications informatiques. </text:p>
      <text:p text:style-name="P2"/>
      <text:p text:style-name="P73">Ce ne serait pas normal que des personnes sortent de l’école sans savoir utiliser un traitement de texte pour écrire une lettre ou un tableur pour établir une comptabilité</text:p>
      <text:p text:style-name="P73"/>
      <text:p text:style-name="P73">L’école doit enseigner les principaux outils logiciels utilisés dans les entreprises.</text:p>
      <text:p text:style-name="P62"/>
      <text:p text:style-name="P84">L’école devrait permettre aux élèves de passer du statut de consommateur à celui de créateur de contenu<text:span text:style-name="T52">s numériques.</text:span></text:p>
      <text:p text:style-name="P61"/>
      <text:h text:style-name="P85" text:outline-level="1">Articulation entre Education numérique et durabilité</text:h>
      <text:p text:style-name="P2"/>
      <text:p text:style-name="P3">Le développement du numérique se fait au détriment de la durabilité</text:p>
      <text:p text:style-name="P3"/>
      <text:p text:style-name="P3">Le développement du numérique permet d’apporter des solutions pour plus de durabilité</text:p>
      <text:p text:style-name="P3"/>
      <text:p text:style-name="P3"><text:span text:style-name="T14">L</text:span>’éducation numérique doit intégrer des enjeux de durabilité</text:p>
      <text:p text:style-name="P3"/>
      <text:p text:style-name="P63">Les questions de durabilité doivent occuper une place significative de l’enseignement scolaire <text:span text:style-name="T39">vaudois</text:span>. </text:p>
      <text:p text:style-name="P63"/>
      <text:p text:style-name="P63"/>
      <text:p text:style-name="P63"/>
      <text:p text:style-name="P7"><text:span text:style-name="T15">L</text:span>’éducation au développement durable doit<text:span text:style-name="T16">-il</text:span> inclure les aspects liés au numérique? </text:p>
      <text:list xml:id="list2798616177" text:style-name="L1">
        <text:list-item>
          <text:p text:style-name="P86">Non, </text:p>
        </text:list-item>
        <text:list-item>
          <text:p text:style-name="P86">oui aussi bien les aspects positifs que négatifs, </text:p>
        </text:list-item>
        <text:list-item>
          <text:p text:style-name="P86">oui surtout les aspects positifs, </text:p>
        </text:list-item>
        <text:list-item>
          <text:p text:style-name="P86">oui surtout les aspects négatifs</text:p>
        </text:list-item>
      </text:list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CH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initial-creator>Vincent Keller</meta:initial-creator>
    <meta:creation-date>2021-06-14T15:29:00.171435441</meta:creation-date>
    <meta:generator>LibreOffice/7.1.4.2$Linux_X86_64 LibreOffice_project/a529a4fab45b75fefc5b6226684193eb000654f6</meta:generator>
    <dc:date>2021-06-28T20:22:09.856332783</dc:date>
    <dc:creator>Vincent Keller</dc:creator>
    <meta:editing-duration>PT17H19M42S</meta:editing-duration>
    <meta:editing-cycles>351</meta:editing-cycles>
    <meta:document-statistic meta:table-count="0" meta:image-count="0" meta:object-count="0" meta:page-count="4" meta:paragraph-count="78" meta:word-count="917" meta:character-count="6074" meta:non-whitespace-character-count="5226"/>
  </office:meta>
</office:document-meta>
</file>